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45bc" officeooo:paragraph-rsid="000b45bc"/>
    </style:style>
    <style:style style:name="P2" style:family="paragraph" style:parent-style-name="Standard">
      <style:text-properties officeooo:rsid="000c8991" officeooo:paragraph-rsid="000c8991"/>
    </style:style>
    <style:style style:name="P3" style:family="paragraph" style:parent-style-name="Standard">
      <style:text-properties officeooo:rsid="000e6a19" officeooo:paragraph-rsid="000e6a19"/>
    </style:style>
    <style:style style:name="P4" style:family="paragraph" style:parent-style-name="Standard">
      <style:text-properties officeooo:rsid="000e6a19" officeooo:paragraph-rsid="000e6a19"/>
    </style:style>
    <style:style style:name="P5" style:family="paragraph" style:parent-style-name="Standard">
      <style:text-properties officeooo:rsid="0010610e" officeooo:paragraph-rsid="0010610e"/>
    </style:style>
    <style:style style:name="P6" style:family="paragraph" style:parent-style-name="Standard">
      <style:text-properties officeooo:rsid="0010e487" officeooo:paragraph-rsid="0010e487"/>
    </style:style>
    <style:style style:name="T1" style:family="text">
      <style:text-properties officeooo:rsid="000c8991"/>
    </style:style>
    <style:style style:name="T2" style:family="text">
      <style:text-properties officeooo:rsid="0010e4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sumptions and constraints :</text:p>
      <text:p text:style-name="P1"/>
      <text:p text:style-name="P1">- A customer can have no terminal in that case he cannot do any transactions.</text:p>
      <text:p text:style-name="P1">- Transaction is a weak class identified by the terminal on which the transaction was made the customer who passed the transaction and the date.</text:p>
      <text:p text:style-name="P1">- <text:span text:style-name="T1">location is a point in a 100x100 grid.</text:span></text:p>
      <text:p text:style-name="P1">- <text:span text:style-name="T1">Customer can only use the terminals in a r radius of them.</text:span></text:p>
      <text:p text:style-name="P1">- </text:p>
      <text:p text:style-name="P1"/>
      <text:p text:style-name="P1"/>
      <text:p text:style-name="P2">For the generation of the datasets we took the following parameters:</text:p>
      <text:p text:style-name="P2"/>
      <text:p text:style-name="P2">dataset 1 : 2000 customer, 300 terminals for 300 days (with r =5)</text:p>
      <text:p text:style-name="P2">dataset 2 : 2000 customer, 300 terminals for 600 days (with r =5)</text:p>
      <text:p text:style-name="P2">dataset 3 : 2000 customer, 300 terminals for 1200 days (with r =5)</text:p>
      <text:p text:style-name="P2"/>
      <text:p text:style-name="P3">Workload:</text:p>
      <text:p text:style-name="P3">Query 1 : We start from customer and then retrieve all the associate terminals then we look at the transactions made on these terminals. We keep the customer that made more than 4 transactions on this terminal.</text:p>
      <text:p text:style-name="P3"/>
      <text:p text:style-name="P5">Conceptual model:</text:p>
      <text:p text:style-name="P6">For query number 1 we can start from Customer Profile and look at the list of terminals referenced to then look at the customers who used them.</text:p>
      <text:p text:style-name="P5">We create a collection for transactions becase there are a lot and we will reference them in <text:span text:style-name="T2">terminals. By doing so we can quickly execute query number 2.</text:span></text:p>
      <text:p text:style-name="P6">For query number 3 I don’t know good luck VJ.</text:p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3T20:38:25.676957382</meta:creation-date>
    <dc:date>2026-01-07T17:05:33.454897763</dc:date>
    <meta:editing-duration>PT53M57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16" meta:word-count="222" meta:character-count="1195" meta:non-whitespace-character-count="988"/>
  </office:meta>
</office:document-meta>
</file>